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europol" svg:font-family="Neuropo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00ff66" draw:fill-gradient-name="Tango_20_Green" draw:textarea-horizontal-align="justify" draw:textarea-vertical-align="middle" draw:auto-grow-height="false" fo:min-height="1.909cm" fo:min-width="2.421cm"/>
    </style:style>
    <style:style style:name="gr2" style:family="graphic" style:parent-style-name="standard">
      <style:graphic-properties draw:fill="gradient" draw:fill-gradient-name="Tango_20_Green" draw:textarea-horizontal-align="justify" draw:textarea-vertical-align="middle" draw:auto-grow-height="false" fo:min-height="2.417cm" fo:min-width="3.437cm"/>
    </style:style>
    <style:style style:name="gr3" style:family="graphic" style:parent-style-name="standard">
      <style:graphic-properties draw:fill="gradient" draw:fill-gradient-name="Tango_20_Green" draw:textarea-horizontal-align="justify" draw:textarea-vertical-align="middle" draw:auto-grow-height="false" fo:min-height="2.671cm" fo:min-width="3.183cm"/>
    </style:style>
    <style:style style:name="gr4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02cm" fo:min-width="3.183cm"/>
    </style:style>
    <style:style style:name="gr5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02cm" fo:min-width="5.215cm"/>
    </style:style>
    <style:style style:name="gr6" style:family="graphic" style:parent-style-name="standard">
      <style:graphic-properties svg:stroke-color="#009999" draw:fill="gradient" draw:fill-color="#ffffff" draw:fill-gradient-name="Tango_20_Green" draw:opacity="100%" draw:textarea-horizontal-align="justify" draw:textarea-vertical-align="middle" draw:auto-grow-height="false" fo:min-height="1.401cm" fo:min-width="2.929cm"/>
    </style:style>
    <style:style style:name="gr7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528cm" fo:min-width="6.866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669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999999" draw:textarea-horizontal-align="justify" draw:textarea-vertical-align="middle" draw:auto-grow-height="false" fo:min-height="7.116cm" fo:min-width="9.914cm"/>
    </style:style>
    <style:style style:name="gr13" style:family="graphic" style:parent-style-name="standard">
      <style:graphic-properties draw:fill="gradient" draw:fill-gradient-name="Tango_20_Green" draw:textarea-horizontal-align="justify" draw:textarea-vertical-align="middle" draw:auto-grow-height="false" fo:min-height="2.036cm" fo:min-width="2.548cm"/>
    </style:style>
    <style:style style:name="gr14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528cm" fo:min-width="3.437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0.639cm" fo:min-width="8.517cm"/>
    </style:style>
    <style:style style:name="gr16" style:family="graphic" style:parent-style-name="standard">
      <style:graphic-properties draw:fill-color="#999999" draw:textarea-horizontal-align="justify" draw:textarea-vertical-align="middle" draw:auto-grow-height="false" fo:min-height="0.639cm" fo:min-width="8.517cm"/>
    </style:style>
    <style:style style:name="gr17" style:family="graphic" style:parent-style-name="standard">
      <style:graphic-properties draw:textarea-horizontal-align="justify" draw:textarea-vertical-align="middle" draw:auto-grow-height="false" fo:min-height="1.401cm" fo:min-width="4.453cm"/>
    </style:style>
    <style:style style:name="gr18" style:family="graphic" style:parent-style-name="standard">
      <style:graphic-properties draw:textarea-horizontal-align="justify" draw:textarea-vertical-align="middle" draw:auto-grow-height="false" fo:min-height="1.401cm" fo:min-width="3.183cm"/>
    </style:style>
    <style:style style:name="gr19" style:family="graphic" style:parent-style-name="standard">
      <style:graphic-properties draw:fill-color="#336699" draw:textarea-horizontal-align="justify" draw:textarea-vertical-align="middle" draw:auto-grow-height="false" fo:min-height="2.29cm" fo:min-width="2.421cm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6.485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00ff66" draw:fill-gradient-name="Tango_20_Green"/>
      <style:paragraph-properties fo:text-align="center"/>
    </style:style>
    <style:style style:name="P3" style:family="paragraph">
      <loext:graphic-properties draw:fill="gradient" draw:fill-gradient-name="Tango_20_Green"/>
      <style:paragraph-properties fo:text-align="center"/>
    </style:style>
    <style:style style:name="P4" style:family="paragraph">
      <loext:graphic-properties draw:fill="gradient" draw:fill-color="#ffffff" draw:fill-gradient-name="Tango_20_Green" draw:opacity="100%"/>
      <style:paragraph-properties fo:text-align="center"/>
    </style:style>
    <style:style style:name="P5" style:family="paragraph">
      <loext:graphic-properties draw:fill="none" draw:fill-color="#ffffff"/>
      <style:text-properties style:font-name="Neuropol" fo:font-size="32pt" style:text-underline-style="solid" style:text-underline-width="auto" style:text-underline-color="font-color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-color="#336699"/>
      <style:paragraph-properties fo:text-align="center"/>
    </style:style>
    <style:style style:name="T1" style:family="text">
      <style:text-properties style:font-name="Neuropol"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2.921cm" svg:height="2.159cm" svg:x="2.524cm" svg:y="3.921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937cm" svg:height="2.667cm" svg:x="2.524cm" svg:y="9.636cm">
          <text:p text:style-name="P1">Electronică</text:p>
          <text:p text:style-name="P1">OuBot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683cm" svg:height="2.921cm" svg:x="9.382cm" svg:y="10.525cm">
          <text:p text:style-name="P1">Comanda </text:p>
          <text:p text:style-name="P1">motoare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3.683cm" svg:height="1.27cm" svg:x="4.175cm" svg:y="15.097cm">
          <text:p text:style-name="P1">Motor 1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5.715cm" svg:height="1.27cm" svg:x="12.684cm" svg:y="15.097cm">
          <text:p text:style-name="P1">Servomecanism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3.683cm" svg:height="1.27cm" svg:x="8.366cm" svg:y="15.097cm">
          <text:p text:style-name="P1">Motor 2</text:p>
          <draw:enhanced-geometry svg:viewBox="0 0 21600 21600" draw:type="rectangle" draw:enhanced-path="M 0 0 L 21600 0 21600 21600 0 21600 0 0 Z N"/>
        </draw:custom-shape>
        <draw:custom-shape draw:style-name="gr6" draw:text-style-name="P4" xml:id="id8" draw:id="id8" draw:layer="layout" svg:width="3.429cm" svg:height="1.651cm" svg:x="8.112cm" svg:y="4.175cm">
          <text:p text:style-name="P1">Software</text:p>
          <text:p text:style-name="P1">Desen</text:p>
          <draw:enhanced-geometry svg:viewBox="0 0 21600 21600" draw:type="rectangle" draw:enhanced-path="M 0 0 L 21600 0 21600 21600 0 21600 0 0 Z N"/>
        </draw:custom-shape>
        <draw:custom-shape draw:style-name="gr7" draw:text-style-name="P3" xml:id="id1" draw:id="id1" draw:layer="layout" svg:width="7.366cm" svg:height="1.778cm" svg:x="8.239cm" svg:y="6.461cm">
          <text:p text:style-name="P1">SW. Comunicare OuBo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1.922cm" svg:y1="8.239cm" svg:x2="4.492cm" svg:y2="9.636cm" draw:start-shape="id1" draw:start-glue-point="2" draw:end-shape="id2" draw:end-glue-point="0" svg:d="M11922 8239v698h-7430v699" svg:viewBox="0 0 7431 1398">
          <text:p/>
        </draw:connector>
        <draw:connector draw:style-name="gr8" draw:text-style-name="P1" draw:layer="layout" svg:x1="6.461cm" svg:y1="10.969cm" svg:x2="11.223cm" svg:y2="10.525cm" draw:start-shape="id2" draw:start-glue-point="1" draw:end-shape="id3" draw:end-glue-point="0" svg:d="M6461 10969h1460v-946h3302v502" svg:viewBox="0 0 4763 947">
          <text:p/>
        </draw:connector>
        <draw:connector draw:style-name="gr8" draw:text-style-name="P1" draw:layer="layout" svg:x1="13.065cm" svg:y1="11.985cm" svg:x2="15.541cm" svg:y2="15.097cm" draw:start-shape="id3" draw:start-glue-point="1" draw:end-shape="id4" draw:end-glue-point="0" svg:d="M13065 11985h2476v3112" svg:viewBox="0 0 2477 3113">
          <text:p/>
        </draw:connector>
        <draw:connector draw:style-name="gr8" draw:text-style-name="P1" draw:layer="layout" svg:x1="11.223cm" svg:y1="13.446cm" svg:x2="10.207cm" svg:y2="15.097cm" draw:start-shape="id3" draw:start-glue-point="2" draw:end-shape="id5" draw:end-glue-point="0" svg:d="M11223 13446v825h-1016v826" svg:viewBox="0 0 1017 1652">
          <text:p/>
        </draw:connector>
        <draw:connector draw:style-name="gr8" draw:text-style-name="P1" draw:layer="layout" svg:x1="11.223cm" svg:y1="13.446cm" svg:x2="6.016cm" svg:y2="15.097cm" draw:start-shape="id3" draw:start-glue-point="2" draw:end-shape="id6" draw:end-glue-point="0" svg:d="M11223 13446v825h-5207v826" svg:viewBox="0 0 5208 1652">
          <text:p/>
        </draw:connector>
        <draw:frame draw:style-name="gr9" draw:text-style-name="P5" draw:layer="layout" svg:width="7.493cm" svg:height="2.961cm" svg:x="7.477cm" svg:y="1.129cm">
          <draw:text-box>
            <text:p><text:span text:style-name="T1">OUBOT </text:span></text:p>
            <text:p><text:span text:style-name="T1">concept</text:span></text:p>
          </draw:text-box>
        </draw:frame>
        <draw:connector draw:style-name="gr8" draw:text-style-name="P1" draw:layer="layout" svg:x1="5.445cm" svg:y1="5cm" svg:x2="8.112cm" svg:y2="5cm" draw:start-shape="id7" draw:start-glue-point="1" draw:end-shape="id8" svg:d="M5445 5000h2667" svg:viewBox="0 0 2668 1">
          <text:p/>
        </draw:connector>
        <draw:connector draw:style-name="gr8" draw:text-style-name="P1" draw:layer="layout" svg:x1="3.984cm" svg:y1="6.08cm" svg:x2="8.239cm" svg:y2="7.35cm" draw:start-shape="id7" draw:start-glue-point="2" draw:end-shape="id1" draw:end-glue-point="3" svg:d="M3984 6080v1270h4255" svg:viewBox="0 0 4256 1271">
          <text:p/>
        </draw:connector>
        <draw:connector draw:style-name="gr10" draw:text-style-name="P6" draw:layer="layout" draw:type="line" svg:x1="5.445cm" svg:y1="5cm" svg:x2="8.112cm" svg:y2="5cm" draw:start-shape="id7" draw:start-glue-point="1" draw:end-shape="id8" draw:end-glue-point="3" svg:d="M5445 5000h2667" svg:viewBox="0 0 2668 1">
          <text:p/>
        </draw:connector>
        <draw:connector draw:style-name="gr11" draw:text-style-name="P6" draw:layer="layout" svg:x1="3.984cm" svg:y1="6.08cm" svg:x2="8.239cm" svg:y2="7.35cm" draw:start-shape="id7" draw:start-glue-point="2" draw:end-shape="id1" svg:d="M3984 6080v1270h4255" svg:viewBox="0 0 4256 1271">
          <text:p/>
        </draw:connector>
        <draw:connector draw:style-name="gr11" draw:text-style-name="P6" draw:layer="layout" svg:x1="11.922cm" svg:y1="8.239cm" svg:x2="4.492cm" svg:y2="9.636cm" draw:start-shape="id1" draw:start-glue-point="2" draw:end-shape="id2" draw:end-glue-point="0" svg:d="M11922 8239v698h-7430v699" svg:viewBox="0 0 7431 1398">
          <text:p/>
        </draw:connector>
        <draw:connector draw:style-name="gr11" draw:text-style-name="P6" draw:layer="layout" svg:x1="6.461cm" svg:y1="10.969cm" svg:x2="11.223cm" svg:y2="10.525cm" draw:start-shape="id2" draw:start-glue-point="1" draw:end-shape="id3" draw:end-glue-point="0" svg:d="M6461 10969h1460v-946h3302v502" svg:viewBox="0 0 4763 947">
          <text:p/>
        </draw:connector>
        <draw:connector draw:style-name="gr11" draw:text-style-name="P6" draw:layer="layout" svg:x1="13.065cm" svg:y1="11.985cm" svg:x2="15.541cm" svg:y2="15.097cm" draw:start-shape="id3" draw:start-glue-point="1" draw:end-shape="id4" draw:end-glue-point="0" svg:d="M13065 11985h2476v3112" svg:viewBox="0 0 2477 3113">
          <text:p/>
        </draw:connector>
        <draw:connector draw:style-name="gr11" draw:text-style-name="P6" draw:layer="layout" svg:x1="11.223cm" svg:y1="13.446cm" svg:x2="10.207cm" svg:y2="15.097cm" draw:start-shape="id3" draw:start-glue-point="2" draw:end-shape="id5" draw:end-glue-point="0" svg:d="M11223 13446v825h-1016v826" svg:viewBox="0 0 1017 1652">
          <text:p/>
        </draw:connector>
        <draw:connector draw:style-name="gr11" draw:text-style-name="P6" draw:layer="layout" svg:x1="11.223cm" svg:y1="13.446cm" svg:x2="6.016cm" svg:y2="15.097cm" draw:start-shape="id3" draw:start-glue-point="2" draw:end-shape="id6" draw:end-glue-point="0" svg:d="M11223 13446v825h-5207v826" svg:viewBox="0 0 5208 1652">
          <text:p/>
        </draw:connector>
      </draw:page>
      <draw:page draw:name="page2" draw:style-name="dp1" draw:master-page-name="Default">
        <draw:custom-shape draw:style-name="gr12" draw:text-style-name="P7" xml:id="id13" draw:id="id13" draw:layer="layout" svg:width="10.414cm" svg:height="7.366cm" svg:x="1.508cm" svg:y="1.635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13" draw:text-style-name="P3" xml:id="id9" draw:id="id9" draw:layer="layout" svg:width="3.048cm" svg:height="2.286cm" svg:x="1.762cm" svg:y="1.889cm">
          <text:p text:style-name="P1">InkScape</text:p>
          <text:p text:style-name="P1">Software</text:p>
          <draw:enhanced-geometry svg:viewBox="0 0 21600 21600" draw:type="rectangle" draw:enhanced-path="M 0 0 L 21600 0 21600 21600 0 21600 0 0 Z N"/>
        </draw:custom-shape>
        <draw:custom-shape draw:style-name="gr14" draw:text-style-name="P3" xml:id="id10" draw:id="id10" draw:layer="layout" svg:width="3.937cm" svg:height="1.778cm" svg:x="7.604cm" svg:y="2.143cm">
          <text:p text:style-name="P1">InkScape</text:p>
          <text:p text:style-name="P1">plugin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4.81cm" svg:y1="3.032cm" svg:x2="7.604cm" svg:y2="3.032cm" draw:start-shape="id9" draw:start-glue-point="1" draw:end-shape="id10" draw:end-glue-point="3" svg:d="M4810 3032h2794" svg:viewBox="0 0 2795 1">
          <text:p/>
        </draw:connector>
        <draw:custom-shape draw:style-name="gr15" draw:text-style-name="P8" xml:id="id14" draw:id="id14" draw:layer="layout" svg:width="9.017cm" svg:height="0.889cm" svg:x="1.635cm" svg:y="10.017cm">
          <text:p text:style-name="P1">Arduino Uno Rev3</text:p>
          <draw:enhanced-geometry svg:viewBox="0 0 21600 21600" draw:type="rectangle" draw:enhanced-path="M 0 0 L 21600 0 21600 21600 0 21600 0 0 Z N"/>
        </draw:custom-shape>
        <draw:custom-shape draw:style-name="gr16" draw:text-style-name="P7" xml:id="id15" draw:id="id15" draw:layer="layout" svg:width="9.017cm" svg:height="0.889cm" svg:x="1.635cm" svg:y="11.795cm">
          <text:p text:style-name="P1">Adafruit Arduino Shield</text:p>
          <draw:enhanced-geometry svg:viewBox="0 0 21600 21600" draw:type="rectangle" draw:enhanced-path="M 0 0 L 21600 0 21600 21600 0 21600 0 0 Z N"/>
        </draw:custom-shape>
        <draw:custom-shape draw:style-name="gr17" draw:text-style-name="P1" xml:id="id11" draw:id="id11" draw:layer="layout" svg:width="4.953cm" svg:height="1.651cm" svg:x="1.889cm" svg:y="6.207cm">
          <text:p text:style-name="P1">Fișier g-code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3.286cm" svg:y1="4.175cm" svg:x2="4.365cm" svg:y2="6.207cm" draw:start-shape="id9" draw:start-glue-point="2" draw:end-shape="id11" draw:end-glue-point="0" svg:d="M3286 4175v1016h1079v1016" svg:viewBox="0 0 1080 2033">
          <text:p/>
        </draw:connector>
        <draw:custom-shape draw:style-name="gr18" draw:text-style-name="P1" xml:id="id12" draw:id="id12" draw:layer="layout" svg:width="3.683cm" svg:height="1.651cm" svg:x="7.99cm" svg:y="6.207cm">
          <text:p text:style-name="P1">Program</text:p>
          <text:p text:style-name="P1">comunicare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6.842cm" svg:y1="7.032cm" svg:x2="9.831cm" svg:y2="6.207cm" draw:start-shape="id11" draw:start-glue-point="1" draw:end-shape="id12" draw:end-glue-point="0" svg:d="M6842 7032h573v-1327h2416v502" svg:viewBox="0 0 2990 1328">
          <text:p/>
        </draw:connector>
        <draw:connector draw:style-name="gr11" draw:text-style-name="P6" draw:layer="layout" svg:x1="9.831cm" svg:y1="7.858cm" svg:x2="11.922cm" svg:y2="5.318cm" draw:start-shape="id12" draw:start-glue-point="2" draw:end-shape="id13" draw:end-glue-point="1" svg:d="M9831 7858v1644h2592v-4184h-501" svg:viewBox="0 0 2593 4185">
          <text:p/>
        </draw:connector>
        <draw:connector draw:style-name="gr11" draw:text-style-name="P6" draw:layer="layout" svg:x1="6.715cm" svg:y1="9.001cm" svg:x2="6.143cm" svg:y2="10.017cm" draw:start-shape="id13" draw:start-glue-point="2" draw:end-shape="id14" draw:end-glue-point="0" svg:d="M6715 9001v508h-572v508" svg:viewBox="0 0 573 1017">
          <text:p/>
        </draw:connector>
        <draw:connector draw:style-name="gr11" draw:text-style-name="P6" draw:layer="layout" svg:x1="6.143cm" svg:y1="10.906cm" svg:x2="6.143cm" svg:y2="11.795cm" draw:start-shape="id14" draw:start-glue-point="2" draw:end-shape="id15" draw:end-glue-point="0" svg:d="M6143 10906v889" svg:viewBox="0 0 1 890">
          <text:p/>
        </draw:connector>
        <draw:custom-shape draw:style-name="gr19" draw:text-style-name="P9" xml:id="id16" draw:id="id16" draw:layer="layout" svg:width="2.921cm" svg:height="2.54cm" svg:x="2.524cm" svg:y="14.843cm">
          <text:p text:style-name="P1">Motor 1</text:p>
          <draw:enhanced-geometry svg:viewBox="0 0 21600 21600" draw:type="rectangle" draw:enhanced-path="M 0 0 L 21600 0 21600 21600 0 21600 0 0 Z N"/>
        </draw:custom-shape>
        <draw:custom-shape draw:style-name="gr19" draw:text-style-name="P9" xml:id="id17" draw:id="id17" draw:layer="layout" svg:width="2.921cm" svg:height="2.54cm" svg:x="6.715cm" svg:y="14.843cm">
          <text:p text:style-name="P1">Motor 2</text:p>
          <draw:enhanced-geometry svg:viewBox="0 0 21600 21600" draw:type="rectangle" draw:enhanced-path="M 0 0 L 21600 0 21600 21600 0 21600 0 0 Z N"/>
        </draw:custom-shape>
        <draw:custom-shape draw:style-name="gr20" draw:text-style-name="P1" xml:id="id18" draw:id="id18" draw:layer="layout" svg:width="6.985cm" svg:height="1.016cm" svg:x="10.525cm" svg:y="14.843cm">
          <text:p text:style-name="P1">Servomecanism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6.143cm" svg:y1="12.684cm" svg:x2="3.984cm" svg:y2="14.843cm" draw:start-shape="id15" draw:start-glue-point="2" draw:end-shape="id16" svg:d="M6143 12684v1079h-2159v1080" svg:viewBox="0 0 2160 2160">
          <text:p/>
        </draw:connector>
        <draw:connector draw:style-name="gr11" draw:text-style-name="P6" draw:layer="layout" svg:x1="6.143cm" svg:y1="12.684cm" svg:x2="8.175cm" svg:y2="14.843cm" draw:start-shape="id15" draw:start-glue-point="2" draw:end-shape="id17" draw:end-glue-point="0" svg:d="M6143 12684v1079h2032v1080" svg:viewBox="0 0 2033 2160">
          <text:p/>
        </draw:connector>
        <draw:connector draw:style-name="gr11" draw:text-style-name="P6" draw:layer="layout" svg:x1="6.143cm" svg:y1="12.684cm" svg:x2="14.017cm" svg:y2="14.843cm" draw:start-shape="id15" draw:start-glue-point="2" draw:end-shape="id18" draw:end-glue-point="0" svg:d="M6143 12684v1079h7874v1080" svg:viewBox="0 0 7875 21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europol" svg:font-family="Neuropo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ccffcc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08:58:08.276000000</meta:creation-date>
    <dc:date>2016-11-09T17:19:42.613000000</dc:date>
    <meta:editing-duration>PT31M29S</meta:editing-duration>
    <meta:editing-cycles>16</meta:editing-cycles>
    <meta:generator>LibreOffice/5.2.1.2$Windows_x86 LibreOffice_project/31dd62db80d4e60af04904455ec9c9219178d620</meta:generator>
    <meta:document-statistic meta:object-count="42"/>
  </office:meta>
</office:document-meta>
</file>